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shadow="none" style:may-break-between-rows="true" table:border-model="collapsing"/>
    </style:style>
    <style:style style:name="_31_7.A" style:display-name="17.A" style:family="table-column">
      <style:table-column-properties style:column-width="0.7222in" style:rel-column-width="1040*"/>
    </style:style>
    <style:style style:name="_31_7.B" style:display-name="17.B" style:family="table-column">
      <style:table-column-properties style:column-width="0.9403in" style:rel-column-width="1354*"/>
    </style:style>
    <style:style style:name="_31_7.C" style:display-name="17.C" style:family="table-column">
      <style:table-column-properties style:column-width="2.3153in" style:rel-column-width="3334*"/>
    </style:style>
    <style:style style:name="_31_7.D" style:display-name="17.D" style:family="table-column">
      <style:table-column-properties style:column-width="2.6889in" style:rel-column-width="3872*"/>
    </style:style>
    <style:style style:name="_31_7.E" style:display-name="17.E" style:family="table-column">
      <style:table-column-properties style:column-width="2.7583in" style:rel-column-width="397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shadow="none" style:may-break-between-rows="true" table:border-model="collapsing"/>
    </style:style>
    <style:style style:name="Table1.A" style:family="table-column">
      <style:table-column-properties style:column-width="0.7292in" style:rel-column-width="1050*"/>
    </style:style>
    <style:style style:name="Table1.B" style:family="table-column">
      <style:table-column-properties style:column-width="0.9958in" style:rel-column-width="1434*"/>
    </style:style>
    <style:style style:name="Table1.C" style:family="table-column">
      <style:table-column-properties style:column-width="2.3764in" style:rel-column-width="3422*"/>
    </style:style>
    <style:style style:name="Table1.D" style:family="table-column">
      <style:table-column-properties style:column-width="2.5653in" style:rel-column-width="3694*"/>
    </style:style>
    <style:style style:name="Table1.E" style:family="table-column">
      <style:table-column-properties style:column-width="2.7583in" style:rel-column-width="39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shadow="none" style:may-break-between-rows="true" table:border-model="collapsing"/>
    </style:style>
    <style:style style:name="Table2.A" style:family="table-column">
      <style:table-column-properties style:column-width="0.7292in" style:rel-column-width="1050*"/>
    </style:style>
    <style:style style:name="Table2.B" style:family="table-column">
      <style:table-column-properties style:column-width="0.9958in" style:rel-column-width="1434*"/>
    </style:style>
    <style:style style:name="Table2.C" style:family="table-column">
      <style:table-column-properties style:column-width="2.3764in" style:rel-column-width="3422*"/>
    </style:style>
    <style:style style:name="Table2.D" style:family="table-column">
      <style:table-column-properties style:column-width="2.5653in" style:rel-column-width="3694*"/>
    </style:style>
    <style:style style:name="Table2.E" style:family="table-column">
      <style:table-column-properties style:column-width="2.7583in" style:rel-column-width="3972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paragraph-rsid="00343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paragraph-rsid="003851b2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000000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000000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 loext:padding="0.0201in" loext:border="0.06pt solid #000000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93d41" officeooo:paragraph-rsid="00393d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056709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056709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056709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lk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3pt" officeooo:rsid="0030671b" style:font-size-asian="13pt" style:font-size-complex="13pt"/>
    </style:style>
    <style:style style:name="T6" style:family="text">
      <style:text-properties style:font-name="Ostrich Sans Black" fo:font-size="6pt" officeooo:rsid="0030671b" style:font-size-asian="6pt" style:font-size-complex="6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3b4bdf" style:font-size-asian="9pt" style:font-size-complex="9pt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17ebfa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17fc20"/>
    </style:style>
    <style:style style:name="T14" style:family="text">
      <style:text-properties officeooo:rsid="00345f2d"/>
    </style:style>
    <style:style style:name="T15" style:family="text">
      <style:text-properties officeooo:rsid="0034f656"/>
    </style:style>
    <style:style style:name="T16" style:family="text">
      <style:text-properties officeooo:rsid="0036a90c"/>
    </style:style>
    <style:style style:name="T17" style:family="text">
      <style:text-properties officeooo:rsid="003851b2"/>
    </style:style>
    <style:style style:name="T18" style:family="text">
      <style:text-properties officeooo:rsid="00393d41"/>
    </style:style>
    <style:style style:name="T19" style:family="text">
      <style:text-properties officeooo:rsid="00395124"/>
    </style:style>
    <style:style style:name="T20" style:family="text">
      <style:text-properties officeooo:rsid="0039bb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44">QUI</text:p>
            <text:p text:style-name="P40"><text:span text:style-name="T17">22</text:span></text:p>
            <text:p text:style-name="P14"><text:span text:style-name="T12">AGO</text:span><text:line-break/></text:p>
            <text:p text:style-name="P15">OnLine</text:p>
          </table:table-cell>
          <table:table-cell table:style-name="_31_7.A1" office:value-type="string">
            <text:p text:style-name="P43">Horário</text:p>
          </table:table-cell>
          <table:table-cell table:style-name="_31_7.A1" office:value-type="string">
            <text:p text:style-name="P43">Sala 1</text:p>
          </table:table-cell>
          <table:table-cell table:style-name="_31_7.A1" office:value-type="string">
            <text:p text:style-name="P43">Sala 2</text:p>
          </table:table-cell>
          <table:table-cell table:style-name="_31_7.E1" office:value-type="string">
            <text:p text:style-name="P43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0">09:00 – 10:00</text:p>
          </table:table-cell>
          <table:table-cell table:style-name="_31_7.B2" office:value-type="string">
            <text:p text:style-name="P52">Um primeiro olhar sobre o uso de sofware livre nos Estados brasileiros</text:p>
            <text:p text:style-name="P62">Flavio Lisboa</text:p>
          </table:table-cell>
          <table:table-cell table:style-name="_31_7.B2" office:value-type="string">
            <text:p text:style-name="P9">Introdução ao Prompt Hacking e a Segurança em Aplicações LLMs</text:p>
            <text:p text:style-name="P8"><text:span text:style-name="T10">Marjori Klinczak</text:span></text:p>
          </table:table-cell>
          <table:table-cell table:style-name="_31_7.E2" office:value-type="string">
            <text:p text:style-name="P52">NO LOGZ, NO CRIME</text:p>
            <text:p text:style-name="P62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0">10:<text:span text:style-name="T14">0</text:span>0 – 1<text:span text:style-name="T14">2</text:span>:<text:span text:style-name="T14">0</text:span>0</text:p>
          </table:table-cell>
          <table:table-cell table:style-name="_31_7.B2" office:value-type="string">
            <text:p text:style-name="P52"><text:span text:style-name="T19">Mini-Tutorial</text:span><text:line-break/>Suprindo microserviçoes em nodejs com apache kafka</text:p>
            <text:p text:style-name="P62">João Cãndido de Souza Neto</text:p>
          </table:table-cell>
          <table:table-cell table:style-name="_31_7.B2" office:value-type="string">
            <text:p text:style-name="P57"><text:span text:style-name="T19">Mini-Tutorial</text:span><text:line-break/>A Arte da Engenharia de Prompts: Técnicas para Refinar e Personalizar <text:line-break/>suas Interações com IA <text:line-break/><text:span text:style-name="T10">Humberto Massareto</text:span></text:p>
          </table:table-cell>
          <table:table-cell table:style-name="_31_7.E2" office:value-type="string">
            <text:p text:style-name="P57"><text:span text:style-name="T19">Mini-Tutorial</text:span><text:line-break/>Provisionando um cluster failover com Nomad, KVM, Cloudinit e Glusterfs</text:p>
            <text:p text:style-name="P62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4">2</text:span>:00 – 14:00</text:p>
          </table:table-cell>
          <table:table-cell table:style-name="_31_7.E2" table:number-columns-spanned="3" office:value-type="string">
            <text:p text:style-name="P52"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6">14:<text:span text:style-name="T14">0</text:span>0 – 1<text:span text:style-name="T14">5</text:span>:<text:span text:style-name="T14">0</text:span>0</text:p>
          </table:table-cell>
          <table:table-cell table:style-name="_31_7.B2" office:value-type="string">
            <text:p text:style-name="P55">Automação de Fluxo de Dados em cluster com Apache NiFi</text:p>
            <text:p text:style-name="P55">Marcio Junior Vieira</text:p>
          </table:table-cell>
          <table:table-cell table:style-name="_31_7.B2" table:number-rows-spanned="2" office:value-type="string">
            <text:p text:style-name="P57"><text:span text:style-name="T19">Mini-Tutorial</text:span><text:line-break/>Wokwi - um simulador para sistemas embarcados</text:p>
            <text:p text:style-name="P63">Gedeane Kenshima</text:p>
          </table:table-cell>
          <table:table-cell table:style-name="_31_7.E2" table:number-rows-spanned="4" office:value-type="string">
            <text:p text:style-name="P53"/>
            <text:p text:style-name="P55"><text:span text:style-name="T19">Tutorial</text:span><text:line-break/>O uso do Blender na Arquitetura de Alto Padrão!</text:p>
            <text:p text:style-name="P63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6">1<text:span text:style-name="T14">5</text:span>:00 – 1<text:span text:style-name="T14">6</text:span>:00</text:p>
          </table:table-cell>
          <table:table-cell table:style-name="_31_7.B2" office:value-type="string">
            <text:p text:style-name="P55">Introdução ao Liferay 7.4: Explorando um CMS Open Source e "User-Friendly"</text:p>
            <text:p text:style-name="P63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6">1<text:span text:style-name="T15">6</text:span>:<text:span text:style-name="T15">0</text:span>0 – 1<text:span text:style-name="T15">7</text:span>:<text:span text:style-name="T15">0</text:span>0</text:p>
          </table:table-cell>
          <table:table-cell table:style-name="_31_7.B2" office:value-type="string">
            <text:p text:style-name="P54">Usando IA para programação</text:p>
            <text:p text:style-name="P64">Cartola</text:p>
          </table:table-cell>
          <table:table-cell table:style-name="_31_7.B2" office:value-type="string">
            <text:p text:style-name="P58">O conceito dos Gêmeos Digitais e como ele só será possível através do Software Livre</text:p>
            <text:p text:style-name="P66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9">17:00 - 18:00</text:p>
          </table:table-cell>
          <table:table-cell table:style-name="_31_7.B2" office:value-type="string">
            <text:p text:style-name="P54">Comparacao de linguagens para automacao de redes usando Python, Go e Rust. Uma batalha divertida.</text:p>
            <text:p text:style-name="P64">Claus Topke</text:p>
          </table:table-cell>
          <table:table-cell table:style-name="_31_7.B2" office:value-type="string">
            <text:p text:style-name="P58">Apresentação do Rancher prime</text:p>
            <text:p text:style-name="P66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10" office:value-type="string">
            <text:p text:style-name="P45">SEX</text:p>
            <text:p text:style-name="P41"><text:span text:style-name="T17">23</text:span></text:p>
            <text:p text:style-name="P24"><text:span text:style-name="T12">AGO</text:span><text:line-break/></text:p>
            <text:p text:style-name="P30">Presencial</text:p>
          </table:table-cell>
          <table:table-cell table:style-name="Table1.A1" office:value-type="string">
            <text:p text:style-name="P47">Horário</text:p>
          </table:table-cell>
          <table:table-cell table:style-name="Table1.A1" office:value-type="string">
            <text:p text:style-name="P47">Sala 1</text:p>
          </table:table-cell>
          <table:table-cell table:style-name="Table1.A1" office:value-type="string">
            <text:p text:style-name="P47">Sala 2</text:p>
          </table:table-cell>
          <table:table-cell table:style-name="Table1.E1" office:value-type="string">
            <text:p text:style-name="P49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1"><text:span text:style-name="T16">10</text:span>:00 – <text:span text:style-name="T16">11</text:span><text:span text:style-name="T11">:</text:span><text:span text:style-name="T16">0</text:span><text:span text:style-name="T11">0</text:span></text:p>
          </table:table-cell>
          <table:table-cell table:style-name="Table1.B2" office:value-type="string">
            <text:p text:style-name="P52">Execute sua própria IA <text:line-break/>de maneira privada</text:p>
            <text:p text:style-name="P62">Alexandre Alves Gonçalves</text:p>
          </table:table-cell>
          <table:table-cell table:style-name="Table1.B2" office:value-type="string">
            <text:p text:style-name="P52">Entendendo o apiserver do Kubernetes</text:p>
            <text:p text:style-name="P62">Amim Moises Salum Knabben</text:p>
          </table:table-cell>
          <table:table-cell table:style-name="Table1.E2" office:value-type="string">
            <text:p text:style-name="P52">Peritus: ferramenta de perícia em evidências multimídia da Polícia Federal</text:p>
            <text:p text:style-name="P62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1"><text:span text:style-name="T16">11</text:span>:<text:span text:style-name="T16">0</text:span>0 – 1<text:span text:style-name="T16">2</text:span>:<text:span text:style-name="T16">0</text:span>0</text:p>
          </table:table-cell>
          <table:table-cell table:style-name="Table1.E2" table:number-columns-spanned="3" office:value-type="string">
            <text:p text:style-name="P52">Keynote: O uso de software livre do IBGE</text:p>
            <text:p text:style-name="P62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2">1<text:span text:style-name="T16">2</text:span>:<text:span text:style-name="T16">0</text:span>0 – 1<text:span text:style-name="T16">4</text:span>:<text:span text:style-name="T16">0</text:span>0</text:p>
          </table:table-cell>
          <table:table-cell table:style-name="Table1.E2" table:number-columns-spanned="3" office:value-type="string">
            <text:p text:style-name="P59"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6">4:00</text:span> – 1<text:span text:style-name="T16">4</text:span>:<text:span text:style-name="T13">3</text:span>0</text:p>
          </table:table-cell>
          <table:table-cell table:style-name="Table1.E2" table:number-columns-spanned="3" office:value-type="string">
            <text:p text:style-name="P52">Cerimônia Oficial de Abertura</text:p>
            <text:p text:style-name="P62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6">4</text:span>:<text:span text:style-name="T11">3</text:span>0 – 1<text:span text:style-name="T16">5</text:span>:30</text:p>
          </table:table-cell>
          <table:table-cell table:style-name="Table1.B2" office:value-type="string">
            <text:p text:style-name="P34">PostgreSQL - Monitorando performance e outros itens</text:p>
            <text:p text:style-name="P17">Lúcio Chiessi</text:p>
          </table:table-cell>
          <table:table-cell table:style-name="Table1.B2" office:value-type="string">
            <text:p text:style-name="P27">Matomo, web analytics com <text:line-break/>stack open source</text:p>
            <text:p text:style-name="P16">Claudio Ferreira Filho</text:p>
          </table:table-cell>
          <table:table-cell table:style-name="Table1.E2" office:value-type="string">
            <text:p text:style-name="P27">Escreva monolitos, publique microsserviços usando Go e o ServiceWeaver</text:p>
            <text:p text:style-name="P16">Elton Minetto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6">5</text:span>:30 – 1<text:span text:style-name="T16">6</text:span>:<text:span text:style-name="T16">0</text:span>0</text:p>
          </table:table-cell>
          <table:table-cell table:style-name="Table1.E2" table:number-columns-spanned="3" office:value-type="string">
            <text:p text:style-name="P36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2">1<text:span text:style-name="T16">6</text:span>:<text:span text:style-name="T16">0</text:span>0 – 1<text:span text:style-name="T16">7</text:span>:00</text:p>
          </table:table-cell>
          <table:table-cell table:style-name="Table1.B2" office:value-type="string">
            <text:p text:style-name="P52">Porque eu gosto de trabalhar <text:line-break/>com open source</text:p>
            <text:p text:style-name="P62">Mateus Oliveira</text:p>
          </table:table-cell>
          <table:table-cell table:style-name="Table1.B2" office:value-type="string">
            <text:p text:style-name="P52">Curvas Fernéticas Animadas</text:p>
            <text:p text:style-name="P62">Ole Peter Smith</text:p>
          </table:table-cell>
          <table:table-cell table:style-name="Table1.E2" office:value-type="string">
            <text:p text:style-name="P52">Inspecionando pacotes RPM</text:p>
            <text:p text:style-name="P62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6">7</text:span>:00 – 1<text:span text:style-name="T16">8</text:span>:00</text:p>
          </table:table-cell>
          <table:table-cell table:style-name="Table1.E2" table:number-columns-spanned="3" office:value-type="string">
            <text:p text:style-name="P34">Painel: É possível vencer a canibalização do Mercado?</text:p>
            <text:p text:style-name="P17">Organização ConFLOSS e Convidado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36">19:00</text:p>
          </table:table-cell>
          <table:table-cell table:style-name="Table1.E2" table:number-columns-spanned="3" office:value-type="string">
            <text:p text:style-name="P36">Happy Hour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10" office:value-type="string">
            <text:p text:style-name="P46">SÁ<text:span text:style-name="T17">B</text:span></text:p>
            <text:p text:style-name="P42"><text:span text:style-name="T17">24</text:span></text:p>
            <text:p text:style-name="P25"><text:span text:style-name="T12">AGO</text:span><text:line-break/></text:p>
            <text:p text:style-name="P31">Presencial</text:p>
          </table:table-cell>
          <table:table-cell table:style-name="Table2.A1" office:value-type="string">
            <text:p text:style-name="P48">Horário</text:p>
          </table:table-cell>
          <table:table-cell table:style-name="Table2.A1" office:value-type="string">
            <text:p text:style-name="P48">Sala 1</text:p>
          </table:table-cell>
          <table:table-cell table:style-name="Table2.A1" office:value-type="string">
            <text:p text:style-name="P48">Sala 2</text:p>
          </table:table-cell>
          <table:table-cell table:style-name="Table2.E1" office:value-type="string">
            <text:p text:style-name="P50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2"><text:span text:style-name="T17">09</text:span>:00 – <text:span text:style-name="T16">11</text:span><text:span text:style-name="T11">:</text:span><text:span text:style-name="T16">0</text:span><text:span text:style-name="T11">0</text:span></text:p>
          </table:table-cell>
          <table:table-cell table:style-name="Table2.B2" office:value-type="string">
            <text:p text:style-name="P57"><text:span text:style-name="T19">Mini-Tutorial</text:span><text:line-break/>Refatorando aplicações na prática</text:p>
            <text:p text:style-name="P65">Vinicius Campitelli</text:p>
          </table:table-cell>
          <table:table-cell table:style-name="Table2.B2" office:value-type="string">
            <text:p text:style-name="P57"><text:span text:style-name="T19">Mini-Tutorial</text:span><text:line-break/>Monte sua primeira loja <text:line-break/>virtual com WooCommerce</text:p>
            <text:p text:style-name="P65">Marco Andrei Kichalowski</text:p>
          </table:table-cell>
          <table:table-cell table:style-name="Table2.E2" office:value-type="string">
            <text:p text:style-name="P57"><text:span text:style-name="T19">Mini-Tutorial</text:span><text:line-break/>Expressões Regulares</text:p>
            <text:p text:style-name="P65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3">1<text:span text:style-name="T17">1</text:span>:<text:span text:style-name="T16">0</text:span>0 – 1<text:span text:style-name="T17">2</text:span>:<text:span text:style-name="T16">0</text:span>0</text:p>
          </table:table-cell>
          <table:table-cell table:style-name="Table2.B2" office:value-type="string">
            <text:p text:style-name="P60">Wazuh, o polvo da <text:line-break/>cibersegurança defensiva</text:p>
            <text:p text:style-name="P67">Marcius da Costa Silveira</text:p>
          </table:table-cell>
          <table:table-cell table:style-name="Table2.B2" office:value-type="string">
            <text:p text:style-name="P60">Zabbix – Usando os Parâmetros de Usuários pra monitoramento <text:line-break/>de bancos de dados</text:p>
            <text:p text:style-name="P67">Lúcio Chiessi</text:p>
          </table:table-cell>
          <table:table-cell table:style-name="Table2.E2" office:value-type="string">
            <text:p text:style-name="P60">De programador local a líder global</text:p>
            <text:p text:style-name="P67">Rir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7">2</text:span><text:span text:style-name="T16">:00</text:span> – 1<text:span text:style-name="T16">4</text:span>:<text:span text:style-name="T17">0</text:span>0</text:p>
          </table:table-cell>
          <table:table-cell table:style-name="Table2.E2" table:number-columns-spanned="3" office:value-type="string">
            <text:p text:style-name="P61"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6">4</text:span>:<text:span text:style-name="T17">0</text:span>0 – 1<text:span text:style-name="T16">5</text:span>:<text:span text:style-name="T17">0</text:span>0</text:p>
          </table:table-cell>
          <table:table-cell table:style-name="Table2.E2" table:number-columns-spanned="3" office:value-type="string">
            <text:p text:style-name="P35">Keynote: Já fomos bons nisso!</text:p>
            <text:p text:style-name="P18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6">5</text:span>:<text:span text:style-name="T17">0</text:span>0 – 1<text:span text:style-name="T17">5</text:span>:<text:span text:style-name="T17">3</text:span>0</text:p>
          </table:table-cell>
          <table:table-cell table:style-name="Table2.E2" table:number-columns-spanned="3" office:value-type="string">
            <text:p text:style-name="P37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33">1<text:span text:style-name="T18">5</text:span>:<text:span text:style-name="T18">3</text:span>0 – 1<text:span text:style-name="T18">6</text:span>:<text:span text:style-name="T18">3</text:span>0</text:p>
          </table:table-cell>
          <table:table-cell table:style-name="Table2.B2" office:value-type="string">
            <text:p text:style-name="P56">Criando esteiras de CI/CD performáticas e seguras</text:p>
            <text:p text:style-name="P65">Vinícius Campitelli</text:p>
          </table:table-cell>
          <table:table-cell table:style-name="Table2.B2" office:value-type="string">
            <text:p text:style-name="P56">Observabilidade Além do Alcance</text:p>
            <text:p text:style-name="P65">Rafael Martin Alves Ferreira</text:p>
          </table:table-cell>
          <table:table-cell table:style-name="Table2.E2" office:value-type="string">
            <text:p text:style-name="P56">Dominando o Troubleshooting: Estratégias e Ferramentas para Resolução de Problemas</text:p>
            <text:p text:style-name="P65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8">6</text:span>:<text:span text:style-name="T18">3</text:span>0 – 1<text:span text:style-name="T18">7</text:span>:<text:span text:style-name="T18">3</text:span>0</text:p>
          </table:table-cell>
          <table:table-cell table:style-name="Table2.B2" office:value-type="string">
            <text:p text:style-name="P35">5 plataformas livres para construir seu e-commerce</text:p>
            <text:p text:style-name="P18">Marco Andrei Kichalowsky</text:p>
          </table:table-cell>
          <table:table-cell table:style-name="Table2.B2" office:value-type="string">
            <text:p text:style-name="P38"><text:span text:style-name="T20">Git Branching: Equívocos, Erros e Soluções<text:line-break/>Er </text:span>Galvão <text:span text:style-name="T20">Abbott</text:span></text:p>
          </table:table-cell>
          <table:table-cell table:style-name="Table2.E2" office:value-type="string">
            <text:p text:style-name="P35">Revisando os conceitos: Hacker ou Maker?</text:p>
            <text:p text:style-name="P18">Antonio Marqu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7"><text:span text:style-name="T18">17:30 - </text:span>1<text:span text:style-name="T18">8</text:span>:00</text:p>
          </table:table-cell>
          <table:table-cell table:style-name="Table2.E2" table:number-columns-spanned="3" office:value-type="string">
            <text:p text:style-name="P37">Cerimônia Oficial de Encerramento</text:p>
            <text:p text:style-name="P19">Organização ConFLOS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39">19:00</text:p>
          </table:table-cell>
          <table:table-cell table:style-name="Table2.E2" table:number-columns-spanned="3" office:value-type="string">
            <text:p text:style-name="P39">Happy Hour</text:p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font-size="9pt" officeooo:rsid="003b4bdf" style:font-size-asian="9pt" style:font-size-complex="9pt"/>
    </style:style>
    <style:style style:name="MT9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1.0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7">CC BY-SA ConFLOSS - <text:s text:c="2"/>Versão 0.1.</text:span><text:span text:style-name="MT8">0</text:span><text:span text:style-name="MT7"> - </text:span><text:span text:style-name="MT8">2024-06-26</text:span></text:p>
        <text:p text:style-name="MP3"><text:span text:style-name="MT7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9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6-26T04:43:26.247929416</dc:date>
    <meta:editing-duration>PT11H36M40S</meta:editing-duration>
    <meta:editing-cycles>56</meta:editing-cycles>
    <meta:generator>LibreOffice/24.2.4.2$Linux_X86_64 LibreOffice_project/420$Build-2</meta:generator>
    <meta:print-date>2024-06-26T04:43:33.881731745</meta:print-date>
    <meta:printed-by>PDF files</meta:printed-by>
    <meta:document-statistic meta:table-count="3" meta:image-count="3" meta:object-count="0" meta:page-count="3" meta:paragraph-count="137" meta:word-count="534" meta:character-count="3556" meta:non-whitespace-character-count="3122"/>
  </office:meta>
</office:document-meta>
</file>